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Times New Roman" svg:font-family="'Times New Roman'"/>
    <style:font-face style:name="Verdana" svg:font-family="Verdan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6.01pt"/>
    </style:style>
    <style:style style:name="co2" style:family="table-column">
      <style:table-column-properties fo:break-before="auto" style:column-width="277.51pt"/>
    </style:style>
    <style:style style:name="co3" style:family="table-column">
      <style:table-column-properties fo:break-before="auto" style:column-width="69pt"/>
    </style:style>
    <style:style style:name="co4" style:family="table-column">
      <style:table-column-properties fo:break-before="auto" style:column-width="250.5pt"/>
    </style:style>
    <style:style style:name="co5" style:family="table-column">
      <style:table-column-properties fo:break-before="auto" style:column-width="171.75pt"/>
    </style:style>
    <style:style style:name="co6" style:family="table-column">
      <style:table-column-properties fo:break-before="auto" style:column-width="178.5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183.74pt"/>
    </style:style>
    <style:style style:name="co9" style:family="table-column">
      <style:table-column-properties fo:break-before="auto" style:column-width="87pt"/>
    </style:style>
    <style:style style:name="co10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Cambria" fo:font-size="12pt" style:font-name-asian="Cambria1" style:font-size-asian="12pt" style:font-name-complex="Cambria1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Cambria" fo:font-size="12pt" fo:font-weight="bold" style:font-name-asian="Cambria1" style:font-size-asian="12pt" style:font-weight-asian="bold" style:font-name-complex="Cambria1" style:font-size-complex="12pt" style:font-weight-complex="bold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pt"/>
      <style:text-properties style:font-name="Cambria" fo:font-size="12pt" style:font-name-asian="Cambria1" style:font-size-asian="12pt" style:font-name-complex="Cambria1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7" style:family="table-cell" style:parent-style-name="Default" style:data-style-name="N0">
      <style:text-properties style:font-name="Cambria" fo:font-size="12pt" style:font-name-asian="Cambria1" style:font-size-asian="12pt" style:font-name-complex="Cambria1" style:font-size-complex="12p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ffff00"/>
    </style:style>
    <style:style style:name="T1" style:family="text">
      <style:text-properties fo:color="#00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Verdana" fo:font-size="10pt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Times New Roman" fo:font-size="7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mbria" fo:font-size="12pt" fo:font-weight="normal" style:text-underline-style="none" style:text-underline-color="font-color" style:text-line-through-type="none" fo:font-style="italic" style:text-outline="false" fo:text-shadow="none" style:font-name-asian="Cambria" style:font-name-complex="Cambria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Cambria" fo:font-size="12pt" fo:font-weight="bold" style:text-underline-style="none" style:text-underline-color="font-color" style:text-line-through-type="none" fo:font-style="normal" style:text-outline="false" fo:text-shadow="none" style:font-name-asian="Cambria" style:font-name-complex="Cambria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1012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Iteration 2 correction gr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Networking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ort for multiple machines demo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players <text:s/>suppor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# of players (including Ais if any)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mum # of human player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GUI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players displayed on each client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ds displayed correctly for all player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ELD and STUNNED displayed separately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displays correctly upda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nhoe handled correctly in GUI (regardless of whether or not it works correctly)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pan text:style-name="T5">All</text:span> tournament 4 players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Game logic (bullets refer to reqs)</text:p>
          </table:table-cell>
          <table:table-cell table:style-name="ce1" office:value-type="string" calcext:value-type="string">
            <text:p>JUNIT test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a (1 starts, everybody else withdraws)</text:p>
          </table:table-cell>
          <table:table-cell office:value-type="string" calcext:value-type="string">
            <text:p>GameLogicTest.TestTournamentWithdraw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b i (1 other plays one card)</text:p>
          </table:table-cell>
          <table:table-cell office:value-type="string" calcext:value-type="string">
            <text:p>GameLogicTest.TestTournament1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b ii (1 other plays several cards)</text:p>
          </table:table-cell>
          <table:table-cell office:value-type="string" calcext:value-type="string">
            <text:p>GameLogicTest.TestTournament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c i (some others play one card)</text:p>
          </table:table-cell>
          <table:table-cell office:value-type="string" calcext:value-type="string">
            <text:p>GameLogicTest.TestTournamentM1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c ii (some others play several cards)</text:p>
          </table:table-cell>
          <table:table-cell office:value-type="string" calcext:value-type="string">
            <text:p>GameLogicTest.TestTournamentMultiRound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d i (all players play one card)</text:p>
          </table:table-cell>
          <table:table-cell office:value-type="string" calcext:value-type="string">
            <text:p>GameLogicTest.TestTournamentA1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d ii (all players play several cards)</text:p>
          </table:table-cell>
          <table:table-cell office:value-type="string" calcext:value-type="string">
            <text:p>GameLogicTest.TestTournamentA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e i <text:s/>(a player uses a single supporter)</text:p>
          </table:table-cell>
          <table:table-cell office:value-type="string" calcext:value-type="string">
            <text:p>GameLogicTest.TestTournamentSquir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e ii <text:s/>(a player uses a single maiden)</text:p>
          </table:table-cell>
          <table:table-cell office:value-type="string" calcext:value-type="string">
            <text:p>GameLogicTest.TestTournamentMaide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e iii <text:s/>(players use several maidens and supporters in one round)</text:p>
          </table:table-cell>
          <table:table-cell office:value-type="string" calcext:value-type="string">
            <text:p>GameLogicTest.TestTournamentSupporter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f: use of supportersand maidens over several rounds</text:p>
          </table:table-cell>
          <table:table-cell office:value-type="string" calcext:value-type="string">
            <text:p>GameLogicTest.TestTournamentMultiRound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llet g: trying to play card(s) that are <text:span text:style-name="T1">not</text:span><text:span text:style-name="T2"> enough to become the leader of the tournament</text:span></text:p>
          </table:table-cell>
          <table:table-cell office:value-type="string" calcext:value-type="string">
            <text:p>GameLogicTest.TestTournamentMultiRound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h: a player can play only one maiden per tournament</text:p>
          </table:table-cell>
          <table:table-cell office:value-type="string" calcext:value-type="string">
            <text:p>GameLogicTest.TestTournamentMaide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i: winning and getting a token</text:p>
          </table:table-cell>
          <table:table-cell office:value-type="string" calcext:value-type="string">
            <text:p>GameLogicTest.TestTournamentWithdraw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<text:s/>j: winning a purple tournament choosing a toke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5"/>bullet k: losing with a maiden and losing a token</text:p>
          </table:table-cell>
          <table:table-cell office:value-type="string" calcext:value-type="string">
            <text:p>GameLogicTest.TestTournamentMaide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 you enforce NOT choosing a token already received when winning a purple tourna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 -&gt;</text:p>
          </table:table-cell>
          <table:table-cell table:style-name="ce8" office:value-type="string" calcext:value-type="string">
            <text:p>/doc/tests/enforceTokenCol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 you enforce that regardless of any card, a display cannot lose its last card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test -&gt;</text:p>
          </table:table-cell>
          <table:table-cell office:value-type="string" calcext:value-type="string">
            <text:p>/doc/tests/disgr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vanhoe card suppor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 you support log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d you use logs for testing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ct for unshielded player</text:p>
          </table:table-cell>
          <table:table-cell/>
          <table:table-cell office:value-type="string" calcext:value-type="string">
            <text:p>correct for shielded player</text:p>
          </table:table-cell>
          <table:table-cell/>
          <table:table-cell office:value-type="string" calcext:value-type="string">
            <text:p>can be undone using Ivanhoe card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/doc/tests/dod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dodg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ocs/test/ivanho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grace</text:p>
          </table:table-cell>
          <table:table-cell office:value-type="string" calcext:value-type="string">
            <text:p>/doc/tests/disgra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disgrac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eat</text:p>
          </table:table-cell>
          <table:table-cell office:value-type="string" calcext:value-type="string">
            <text:p>/doc/tests/retre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retreat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oste</text:p>
          </table:table-cell>
          <table:table-cell office:value-type="string" calcext:value-type="string">
            <text:p>/doc/tests/ripos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ripost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manoeuver</text:p>
          </table:table-cell>
          <table:table-cell office:value-type="string" calcext:value-type="string">
            <text:p>/doc/tests/outmaneu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outmaneuver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er-charge</text:p>
          </table:table-cell>
          <table:table-cell office:value-type="string" calcext:value-type="string">
            <text:p>/doc/tests/counterchar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counterchar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/doc/tests/char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char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 lance</text:p>
          </table:table-cell>
          <table:table-cell office:value-type="string" calcext:value-type="string">
            <text:p>/doc/tests/breaklan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breaklanc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/doc/tests/adap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adapt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 weapon</text:p>
          </table:table-cell>
          <table:table-cell office:value-type="string" calcext:value-type="string">
            <text:p>/doc/tests/dropweap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dropweap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e weapon</text:p>
          </table:table-cell>
          <table:table-cell office:value-type="string" calcext:value-type="string">
            <text:p>/doc/tests/changeweap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changeweap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horse</text:p>
          </table:table-cell>
          <table:table-cell office:value-type="string" calcext:value-type="string">
            <text:p>/doc/tests/unhor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unhors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ck down</text:p>
          </table:table-cell>
          <table:table-cell office:value-type="string" calcext:value-type="string">
            <text:p>/doc/tests/knockdow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knockdow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wit</text:p>
          </table:table-cell>
          <table:table-cell office:value-type="string" calcext:value-type="string">
            <text:p>/doc/tests/outw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outwit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/doc/tests/dod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/doc/tests/dod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GameLogicTest.TestStun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ameLogicTest.TestStunn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JUNIT test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cial scenarios (notice no c.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.<text:span text:style-name="T3">     </text:span>the player who should start <text:span text:style-name="T4">cannot</text:span> start a tournament</text:p>
          </table:table-cell>
          <table:table-cell office:value-type="string" calcext:value-type="string">
            <text:p>MiscTest.TestNoDisplayCard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.<text:span text:style-name="T3">     </text:span>last tournament was purple, cannot be purple again</text:p>
          </table:table-cell>
          <table:table-cell office:value-type="string" calcext:value-type="string">
            <text:p>GameLogicTest.TestPurpleTournament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.<text:span text:style-name="T3">     </text:span>trying to play invalid cards (wrong color)</text:p>
          </table:table-cell>
          <table:table-cell office:value-type="string" calcext:value-type="string">
            <text:p>GameLogicTest.TestInvalidDisplayColou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.<text:span text:style-name="T3">     </text:span>coming to end of deck</text:p>
          </table:table-cell>
          <table:table-cell office:value-type="string" calcext:value-type="string">
            <text:p>DeckTest.TestDrawing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.<text:span text:style-name="T3">      </text:span>using CHARGE in a green tournament with every player with only green 1s: one card must remain</text:p>
          </table:table-cell>
          <table:table-cell office:value-type="string" calcext:value-type="string">
            <text:p>GameLogicTest.TestGreenCharg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.<text:span text:style-name="T3">     </text:span>other example of overriding rule: at least one card must remain</text:p>
          </table:table-cell>
          <table:table-cell office:value-type="string" calcext:value-type="string">
            <text:p>/doc/tests/disgrac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.<text:span text:style-name="T3">     </text:span>winning the game</text:p>
          </table:table-cell>
          <table:table-cell office:value-type="string" calcext:value-type="string">
            <text:p>/doc/tests/endGame, GameLogicTest.TournamentWithdraw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.<text:span text:style-name="T3">       </text:span>the deck uses 110 cards</text:p>
          </table:table-cell>
          <table:table-cell office:value-type="string" calcext:value-type="string">
            <text:p>DeckTest.TestTotal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AI strategies</text:p>
          </table:table-cell>
          <table:table-cell office:value-type="string" calcext:value-type="string">
            <text:p>demoed</text:p>
          </table:table-cell>
          <table:table-cell office:value-type="string" calcext:value-type="string">
            <text:p>Junit test(s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rategy 1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rategy 2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re strategie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 of strategy pattern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a single player can play against Ais</text:p>
          </table:table-cell>
          <table:table-cell office:value-type="string" calcext:value-type="string">
            <text:p>y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s and whistl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esizable cards</text:p>
          </table:table-cell>
          <table:table-cell table:style-name="ce8" office:value-type="string" calcext:value-type="string">
            <text:p>See tests folder for examples</text:p>
          </table:table-cell>
          <table:table-cell office:value-type="string" calcext:value-type="string">
            <text:p>y (when hovering over cards, they are resized to be larger above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isabling cards that cannot be played</text:p>
          </table:table-cell>
          <table:table-cell table:style-name="ce8" office:value-type="string" calcext:value-type="string">
            <text:p>See tests folder for example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5" office:value-type="string" calcext:value-type="string">
            <text:p>&lt;add more rows here to list ALL nifty features of your GUI and their tests&gt;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play animation on action cards (gives chance to counter with Ivanhoe)</text:p>
          </table:table-cell>
          <table:table-cell table:style-name="ce8" office:value-type="string" calcext:value-type="string">
            <text:p>See tests folder for example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&lt;add more rows here to list ALL featuresand tests pertaining to robust networking&gt;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erver can ban client ip addresses</text:p>
          </table:table-cell>
          <table:table-cell office:value-type="string" calcext:value-type="string">
            <text:p>ServerTest.TestBanClient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can unban client ip addresses</text:p>
          </table:table-cell>
          <table:table-cell office:value-type="string" calcext:value-type="string">
            <text:p>ServerTest.TestPardonClient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&lt;add more rows here to list ALL featuresand tests pertaining to robust playing&gt;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2">
          <table:table-cell table:style-name="ce5" office:value-type="string" calcext:value-type="string">
            <text:p>&lt;add more rows here to list ALL other features and tests you want to highligh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 chat</text:p>
          </table:table-cell>
          <table:table-cell table:style-name="ce8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can censor bad language from all chat</text:p>
          </table:table-cell>
          <table:table-cell table:style-name="ce8" office:value-type="string" calcext:value-type="string">
            <text:p>ClientTest.TestCenso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can censor bad language from own chat</text:p>
          </table:table-cell>
          <table:table-cell table:style-name="ce8" office:value-type="string" calcext:value-type="string">
            <text:p>ClientTest.TestCenso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can translate all chat to another language (Old English included)</text:p>
          </table:table-cell>
          <table:table-cell table:style-name="ce8" office:value-type="string" calcext:value-type="string">
            <text:p>ClientTest.TestTranslat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can translate own chat to another language (Old English included)</text:p>
          </table:table-cell>
          <table:table-cell table:style-name="ce8" office:value-type="string" calcext:value-type="string">
            <text:p>ClientTest.TestTranslat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non-networked game (ie players playing specific card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one round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 several rounds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<text:span text:style-name="T1">networked</text:span><text:span text:style-name="T2"> game (ie players playing specific cards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one round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 several rounds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office:value-type="string" calcext:value-type="string">
            <text:p>ALL claimed bonuses must be described in your documentatio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You must spell out what s/w is needed and how to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must provide a list of relevant tests AND proof these test succe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of can take the form of a snapshot of a window in which tests are shown to have run 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could include a video of the tests being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moed?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bot test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umber test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ed test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approach to testing networked game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-time Ivanho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n server with `java -jar Server.jar -r`, the -r argument is for Real-time Ivanho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d you provide a video of your g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Times New Roman" svg:font-family="'Times New Roman'"/>
    <style:font-face style:name="Verdana" svg:font-family="Verdan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1pt" style:font-name-asian="Verdana" style:font-family-asian="Verdana" style:font-size-asian="11pt" style:font-name-complex="Verdana" style:font-family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meta:initial-creator>jean-pierre corriveau</meta:initial-creator>
    <meta:creation-date>2016-03-23T18:12:45Z</meta:creation-date>
    <dc:date>2016-04-06T06:29:53.404000000</dc:date>
    <meta:editing-cycles>8</meta:editing-cycles>
    <meta:editing-duration>PT51M6S</meta:editing-duration>
    <meta:document-statistic meta:table-count="1" meta:cell-count="310" meta:object-count="0"/>
    <meta:user-defined meta:name="AppVersion">14.0300</meta:user-defined>
    <meta:user-defined meta:name="Company">Carlet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